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1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55cm"/>
      <style:paragraph-properties style:writing-mode="lr-tb"/>
    </style:style>
    <style:style style:name="gr3" style:family="graphic" style:parent-style-name="standard">
      <style:graphic-properties draw:stroke="none" draw:fill="none" fo:min-height="14.55cm"/>
      <style:paragraph-properties style:writing-mode="lr-tb"/>
    </style:style>
    <style:style style:name="gr4" style:family="graphic" style:parent-style-name="standard">
      <style:graphic-properties draw:stroke="none" draw:fill="none" fo:min-height="10.066cm"/>
      <style:paragraph-properties style:writing-mode="lr-tb"/>
    </style:style>
    <style:style style:name="gr5" style:family="graphic" style:parent-style-name="standard">
      <style:graphic-properties draw:stroke="none" draw:fill="none" fo:min-height="8.95cm"/>
      <style:paragraph-properties style:writing-mode="lr-tb"/>
    </style:style>
    <style:style style:name="gr6" style:family="graphic" style:parent-style-name="standard">
      <style:graphic-properties draw:stroke="none" draw:fill="none" fo:min-height="13.12cm"/>
      <style:paragraph-properties style:writing-mode="lr-tb"/>
    </style:style>
    <style:style style:name="gr7" style:family="graphic" style:parent-style-name="standard">
      <style:graphic-properties draw:stroke="none" draw:fill="none" fo:min-height="10.75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Использование методов ML </text:span></text:p>
            <text:p><text:span text:style-name="T1">для обработки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4" draw:layer="layout" svg:width="26.253cm" svg:height="15.8cm" svg:x="0.747cm" svg:y="4cm">
          <draw:text-box>
            <text:p><text:span text:style-name="T5">цели обработки изображений</text:span></text:p>
            <text:p/>
            <text:p><text:span text:style-name="T1"/></text:p>
            <text:p><text:span text:style-name="T1">Полиграфия, дизайн</text:span> — улучшение качества, ретушь, изменение размера и формы, композиция.</text:p>
            <text:p/>
            <text:p text:style-name="P3"><text:span text:style-name="T1"/></text:p>
            <text:p text:style-name="P3"><text:span text:style-name="T1">Спецэффекты в кино</text:span> – композиция, монтаж фонов, захват движения.</text:p>
            <text:p/>
            <text:p><text:span text:style-name="T1"/></text:p>
            <text:p><text:span text:style-name="T1">Интернет</text:span> — поиск, аннотация, поиск дубликатов, распознавание объектов.</text:p>
            <text:p/>
            <text:p><text:span text:style-name="T1"/></text:p>
            <text:p><text:span text:style-name="T1">Промышленные системы</text:span> — диагностика, контроль качества.</text:p>
            <text:p/>
            <text:p text:style-name="P3"><text:span text:style-name="T1">Роботы и видеонаблюдение</text:span> — поиск и локализация объектов, отслеживание, распознавание объектов, распознавание жестов и событий.</text:p>
            <text:p text:style-name="P3"><text:span text:style-name="T1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4" draw:layer="layout" svg:width="17cm" svg:height="14.8cm" svg:x="4.4cm" svg:y="4.2cm">
          <draw:text-box>
            <text:p><text:span text:style-name="T5">задачи обработки изображений</text:span></text:p>
            <text:p/>
            <text:p>коррекция изображения</text:p>
            <text:p/>
            <text:p>сегментация изображения</text:p>
            <text:p/>
            <text:p>сравнение изображений</text:p>
            <text:p/>
            <text:p>детектор объектов</text:p>
            <text:p/>
            <text:p>локализация объектов</text:p>
            <text:p/>
            <text:p>сопровождение объектов</text:p>
            <text:p/>
            <text:p>реконструкция сцены</text:p>
            <text:p/>
            <text:p>распознавание событий</text:p>
            <text:p/>
            <text:p>генератор изображений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4" draw:text-style-name="P4" draw:layer="layout" svg:width="24cm" svg:height="10.316cm" svg:x="1cm" svg:y="6.2cm">
          <draw:text-box>
            <text:p><text:span text:style-name="T5">О задаче поиска объекта на изображении.</text:span></text:p>
            <text:p/>
            <text:p/>
            <text:p/>
            <text:p><text:span text:style-name="T6">Модель фона</text:span> - камера неподвижна</text:p>
            <text:p/>
            <text:p/>
            <text:p/>
            <text:p/>
            <text:p><text:span text:style-name="T6">Модель объекта</text:span> - необходимо понимать что хотим найти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5" draw:text-style-name="P7" draw:layer="layout" svg:width="18.2cm" svg:height="9.2cm" svg:x="3.2cm" svg:y="5.2cm">
          <draw:text-box>
            <text:p text:style-name="P6"><text:span text:style-name="T5">Модель фона</text:span></text:p>
            <text:p text:style-name="P6"><text:span text:style-name="T5"/></text:p>
            <text:p text:style-name="P6">Усреднённый фон</text:p>
            <text:p text:style-name="P6"/>
            <text:p text:style-name="P6">Модель фона по Гауссу</text:p>
            <text:p text:style-name="P6"/>
            <text:p text:style-name="P6">Смесь гауссиан в качестве модели фона</text:p>
            <text:p text:style-name="P6"/>
            <text:p text:style-name="P6"/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6" draw:text-style-name="P4" draw:layer="layout" svg:width="26.789cm" svg:height="13.37cm" svg:x="1.2cm" svg:y="4.4cm">
          <draw:text-box>
            <text:p><text:span text:style-name="T5">Модель объекта</text:span></text:p>
            <text:p><text:span text:style-name="T5"/></text:p>
            <text:p>Цветовые фильтры </text:p>
            <text:p/>
            <text:p>Выделение и анализ контуров</text:p>
            <text:p/>
            <text:p>Сопоставление с шаблоном </text:p>
            <text:p/>
            <text:p>Работа с особыми точками </text:p>
            <text:p/>
            <text:p>Методы машинного обучения 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6" draw:text-style-name="P4" draw:layer="layout" svg:width="26.789cm" svg:height="13.37cm" svg:x="1.2cm" svg:y="4.4cm">
          <draw:text-box>
            <text:p><text:span text:style-name="T5">Модель объекта средствами ML</text:span></text:p>
            <text:p><text:s/></text:p>
            <text:p>методы извлечения признаков из картинки</text:p>
            <text:p/>
            <text:p>Гистограммы направленных градиентов (HOG)</text:p>
            <text:p><text:s/></text:p>
            <text:p>Мешок слов (BoW)</text:p>
            <text:p><text:s text:c="6"/></text:p>
            <text:p>Признаки Хаара</text:p>
            <text:p/>
            <text:p>Свёрточные нейросети</text:p>
            <text:p/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7" draw:text-style-name="P7" draw:layer="layout" svg:width="22.379cm" svg:height="11cm" svg:x="2.221cm" svg:y="5.8cm">
          <draw:text-box>
            <text:p text:style-name="P6"><text:s/>Локализация объектов</text:p>
            <text:p text:style-name="P6"><text:s text:c="3"/><text:tab/>метод скользящего окна и кластеризация результатов</text:p>
            <text:p text:style-name="P6"/>
            <text:p text:style-name="P6"/>
            <text:p text:style-name="P6"/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7" draw:text-style-name="P4" draw:layer="layout" svg:width="22.379cm" svg:height="11cm" svg:x="2.221cm" svg:y="5.8cm">
          <draw:text-box>
            <text:p><text:s/>Сегментация с помощью кластеризации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литература</text:span></text:p>
          </draw:text-box>
        </draw:frame>
        <draw:frame draw:style-name="gr8" draw:text-style-name="P8" draw:layer="layout" svg:width="25cm" svg:height="12.482cm" svg:x="2cm" svg:y="5.8cm">
          <draw:text-box>
            <text:p><text:span text:style-name="T7">git clone </text:span><text:span text:style-name="T8">https://github.com/mechanoid5/ml_lectorium.git</text:span></text:p>
            <text:p><text:span text:style-name="T7"/></text:p>
            <text:p><text:span text:style-name="T7">Борисов Е.С. Базовые методы обработки изображений.</text:span></text:p>
            <text:p><text:span text:style-name="T7"><text:a xlink:href="http://mechanoid.su/cv-base.html" xlink:type="simple">http://mechanoid.su/cv-base.html</text:a></text:span></text:p>
            <text:p><text:span text:style-name="T7"/></text:p>
            <text:p><text:span text:style-name="T7">Борисов Е.С. Детектор объектов для неподвижных камер.</text:span></text:p>
            <text:p><text:span text:style-name="T7"><text:a xlink:href="http://mechanoid.su/cv-backgr.html" xlink:type="simple">http://mechanoid.su/cv-backgr.html</text:a></text:span></text:p>
            <text:p><text:span text:style-name="T7"/></text:p>
            <text:p><text:span text:style-name="T7">Борисов Е.С. О задаче поиска объекта на изображении.</text:span></text:p>
            <text:p><text:span text:style-name="T7"><text:a xlink:href="http://mechanoid.su/cv-image-detector.html" xlink:type="simple">http://mechanoid.su/cv-image-detector.html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 text:style-name="P9"><text:span text:style-name="T4">ML обработка изображений</text:span></text:p>
          </draw:text-box>
        </draw:frame>
        <draw:frame presentation:style-name="pr6" draw:text-style-name="P11" draw:layer="layout" svg:width="25.199cm" svg:height="15.2cm" svg:x="1.4cm" svg:y="4cm" presentation:class="subtitle" presentation:user-transformed="true">
          <draw:text-box>
            <text:p text:style-name="P10"><text:span text:style-name="T9">Вопросы ?</text:span></text:p>
          </draw:text-box>
        </draw:frame>
        <draw:frame draw:style-name="gr9" draw:text-style-name="P12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1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05T11:58:04.217248603</dc:date>
    <meta:editing-duration>P1DT23H42M47S</meta:editing-duration>
    <meta:editing-cycles>578</meta:editing-cycles>
    <meta:generator>LibreOffice/7.0.1.2$Linux_X86_64 LibreOffice_project/00$Build-2</meta:generator>
    <meta:document-statistic meta:object-count="80"/>
  </office:meta>
</office:document-meta>
</file>